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1">
      <style:paragraph-properties>
        <style:tab-stops/>
      </style:paragraph-properties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tyle="italic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Requisiti funzionali</text:h>
      <text:p text:style-name="Text_20_body"><text:span text:style-name="T7"/></text:p>
      <text:p text:style-name="Text_20_body">Genitore:</text:p>
      <text:list xml:id="list38211445" text:style-name="L5">
        <text:list-item>
          <text:p text:style-name="P11">visualizza le attività didattiche dell'asilo.</text:p>
        </text:list-item>
        <text:list-item>
          <text:p text:style-name="P11">Modifica una risposta sul forum.</text:p>
        </text:list-item>
        <text:list-item>
          <text:p text:style-name="P11"><text:span text:style-name="T9">modifica un argomento.</text:span></text:p>
        </text:list-item>
        <text:list-item>
          <text:p text:style-name="P11"><text:span text:style-name="T9">modifica una risposta.</text:span></text:p>
        </text:list-item>
        <text:list-item>
          <text:p text:style-name="P11"><text:span text:style-name="T9">Ricerca argomenti.</text:span></text:p>
          <text:p text:style-name="P11"/>
        </text:list-item>
      </text:list>
      <text:list xml:id="list37563947" text:style-name="L1">
        <text:list-header>
          <text:p text:style-name="P16"><text:s/>Educatore didattico: </text:p>
        </text:list-header>
        <text:list-item>
          <text:p text:style-name="P10">Modifica un risposta sul forum.</text:p>
        </text:list-item>
        <text:list-item>
          <text:p text:style-name="P10">Ricerca argomenti.</text:p>
          <text:p text:style-name="P16"/>
        </text:list-item>
      </text:list>
      <text:p text:style-name="P17"><text:span text:style-name="T2"/></text:p>
      <text:p text:style-name="P7">Direttore:</text:p>
      <text:list xml:id="list38191937" text:style-name="L2">
        <text:list-item>
          <text:p text:style-name="P9">visualizza eventi</text:p>
        </text:list-item>
        <text:list-item>
          <text:p text:style-name="P9">visualizza dettagli eventi</text:p>
        </text:list-item>
        <text:list-item>
          <text:p text:style-name="P9">ricerca eventi.</text:p>
        </text:list-item>
        <text:list-item>
          <text:p text:style-name="P9"><text:span text:style-name="T9">Modifica una risposta nel forum</text:span></text:p>
        </text:list-item>
        <text:list-item>
          <text:p text:style-name="P9"><text:span text:style-name="T9">modifica un argomento</text:span></text:p>
        </text:list-item>
        <text:list-item>
          <text:p text:style-name="P9"><text:span text:style-name="T9">ricerca argomenti.</text:span></text:p>
        </text:list-item>
      </text:list>
      <text:p text:style-name="Text_20_body"><text:span text:style-name="T9"/></text:p>
      <text:p text:style-name="P7"/>
      <text:h text:style-name="P4" text:outline-level="2">Piscopedagogo:</text:h>
      <text:list xml:id="list38249688" text:style-name="L6">
        <text:list-item>
          <text:p text:style-name="P12"><text:span text:style-name="T9">Modifica una risposta nel forum</text:span></text:p>
        </text:list-item>
        <text:list-item>
          <text:p text:style-name="P12"><text:span text:style-name="T9">modifica un argomento</text:span></text:p>
        </text:list-item>
        <text:list-item>
          <text:p text:style-name="P12"><text:span text:style-name="T9">ricerca argomenti</text:span></text:p>
        </text:list-item>
      </text:list>
      <text:p text:style-name="P8"/>
      <text:p text:style-name="P8"/>
      <text:p text:style-name="P8"><text:bookmark text:name="__RefHeading__347_493657548"/>Delegato questionari:<text:bookmark-end text:name="__RefHeading__347_493657548"/></text:p>
      <text:list xml:id="list38304213" text:style-name="L7">
        <text:list-item>
          <text:p text:style-name="P13">Inserimento questionario</text:p>
        </text:list-item>
        <text:list-item>
          <text:p text:style-name="P13">visualizza questionario.</text:p>
        </text:list-item>
        <text:list-item>
          <text:p text:style-name="P13">elimina questionario.</text:p>
        </text:list-item>
        <text:list-item>
          <text:p text:style-name="P13">Visualizza dettagli questionario.</text:p>
        </text:list-item>
        <text:list-item>
          <text:p text:style-name="P13">Visualizza statistica questionario.</text:p>
        </text:list-item>
        <text:list-item>
          <text:p text:style-name="P13">Ricerca argomenti</text:p>
        </text:list-item>
      </text:list>
      <text:p text:style-name="Text_20_body"><text:soft-page-break/></text:p>
      <text:p text:style-name="Text_20_body">Responsabile Scientifico: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Giulio Franco</meta:initial-creator>
    <meta:creation-date>2012-10-13T01:29:43</meta:creation-date>
    <dc:date>2012-10-23T18:21:13.89</dc:date>
    <meta:editing-duration>P1DT49M34S</meta:editing-duration>
    <meta:editing-cycles>5</meta:editing-cycles>
    <meta:document-statistic meta:table-count="0" meta:image-count="0" meta:object-count="0" meta:page-count="2" meta:paragraph-count="29" meta:word-count="99" meta:character-count="705"/>
  </office:meta>
</office:document-meta>
</file>